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стройка SHDSL соединения через веб-интерфейс маршрутизатора</text:p>
      <text:p text:style-name="Standard"/>
      <text:p text:style-name="Standard"/>
      <text:p text:style-name="P2">1. Состояние интерфейсов</text:p>
      <text:p text:style-name="Standard"/>
      <text:p text:style-name="Standard"><text:tab/>Текущее состояние интерфейсов отображается на странице System/SHDSL. <text:span text:style-name="T1">SHDSL Status</text:span> может принимать 3 значения:</text:p>
      <text:list text:style-name="L1">
        <text:list-item>
          <text:p text:style-name="P3">not ready – модем не готов. Означает, что модем не инициализирован (не загружена прошивка – firmware);</text:p>
        </text:list-item>
        <text:list-item>
          <text:p text:style-name="P3">offline – не установлено физическое соединение между модемами;</text:p>
        </text:list-item>
        <text:list-item>
          <text:p text:style-name="P3">online – модем установил физическое соединение.</text:p>
        </text:list-item>
      </text:list>
      <text:p text:style-name="Standard"/>
      <text:p text:style-name="Standard"/>
      <text:p text:style-name="P2">2. Настройка параметров линии связи</text:p>
      <text:p text:style-name="Standard"/>
      <text:p text:style-name="Standard"/>
      <text:p text:style-name="Standard"/>
      <text:p text:style-name="P2">3. Настройка сетевых параметров</text:p>
      <text:p text:style-name="Standard"/>
      <text:p text:style-name="Standard"><text:tab/>Сетевые параметры настраиваются на странице Network/Interfaces/dsl{0,1}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3-03T19:38:01</meta:creation-date>
    <dc:date>2007-03-03T21:50:25</dc:date>
    <dc:language>ru-RU</dc:language>
    <meta:editing-cycles>2</meta:editing-cycles>
    <meta:editing-duration>PT42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68" meta:character-count="546"/>
  </office:meta>
</office:document-meta>
</file>